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625" officeooo:paragraph-rsid="0011f6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la séance du 22/03/17 </text:p>
      <text:p text:style-name="P1"/>
      <text:p text:style-name="P1">Pendant cette séance, on a fait un refactoring du code qui gère le chargement et l'enregistrement de la chaise : afin de pouvoir garder la même échelle en ce qui concerne la deadzone, on a introduit une nouvelle variable appelée "deadzone ratio", qui varie de 0 à 1 et représente la fraction de l'aire de la chaise occupée par la deadzone. On a modifié le code pour mettre à jour ce changement et on a vérifié que les méthodes save/load marchent bien sur l'application PC.</text:p>
      <text:p text:style-name="P1">En ce qui concerne l'application Android, on a implémenté la fonction chargement de la chaise, en vérifiant que l'application peut donc charger des fichiers "chaise" crées par l'application PC (comme ça tous les fichier "chaise" sont interchangeables). Puis, on a ajouté un bouton "tare", pour pouvoir avoir accès à la fonction "tare" de l'Arduino par l'application Android.</text:p>
      <text:p text:style-name="P1">Au niveau de l'Arduino, on a implémenté la fonction "tare" pour l'USB et le Bluetooth, en vérifiant qu'elle marche bien sur toutes les plateformes (PC &amp; téléphone portable).</text:p>
      <text:p text:style-name="P1">On a aussi commencé a travailler sur les supports des capteurs pour les placer sous une chaise; on est en train de construire un prototype sur AutoCAD. On a déjà fabriqué des petit support en bois MDF qui permettent de poser une chaise sur les capteurs.</text:p>
      <text:p text:style-name="P1">Finalement, on a testé l'application en mettant une chaise sur le matériau, et en posant un sac sur la chaise. On a constaté que les capteurs et l'application répondent bien aux changements de la position du sac, et qu'on obtient bien le résultat voulu.</text:p>
      <text:p text:style-name="P1"/>
      <text:p text:style-name="P1">Objectifs pour la prochaine séance:</text:p>
      <text:p text:style-name="P1">- Ajuster les paramètres des capteurs dans l'Arduino (mapping des valeurs)</text:p>
      <text:p text:style-name="P1">- Tester la chaise avec une perso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os Kokkonis</meta:initial-creator>
    <meta:creation-date>2017-03-22T11:50:33.786945000</meta:creation-date>
    <dc:date>2017-03-22T11:56:57.525121000</dc:date>
    <dc:creator>Dimitrios Kokkonis</dc:creator>
    <meta:editing-duration>PT6M26S</meta:editing-duration>
    <meta:editing-cycles>1</meta:editing-cycles>
    <meta:document-statistic meta:table-count="0" meta:image-count="0" meta:object-count="0" meta:page-count="1" meta:paragraph-count="9" meta:word-count="289" meta:character-count="1708" meta:non-whitespace-character-count="1427"/>
    <meta:generator>LibreOffice/5.0.1.2$MacOSX_X86_64 LibreOffice_project/81898c9f5c0d43f3473ba111d7b351050be20261</meta:generator>
  </office:meta>
</office:document-meta>
</file>